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ize="12pt" fo:font-weight="normal" officeooo:rsid="000f7133" officeooo:paragraph-rsid="000f7133" style:font-size-asian="10.5pt" style:font-weight-asian="normal" style:font-size-complex="12pt" style:font-weight-complex="normal"/>
    </style:style>
    <style:style style:name="P2" style:family="paragraph" style:parent-style-name="Standard">
      <style:text-properties fo:font-size="12pt" fo:font-weight="normal" officeooo:rsid="0011489a" officeooo:paragraph-rsid="0011489a" style:font-size-asian="10.5pt" style:font-weight-asian="normal" style:font-size-complex="12pt" style:font-weight-complex="normal"/>
    </style:style>
    <style:style style:name="P3" style:family="paragraph" style:parent-style-name="Standard">
      <style:text-properties fo:font-size="12pt" fo:font-weight="normal" officeooo:rsid="001315bf" officeooo:paragraph-rsid="001315bf" style:font-size-asian="10.5pt" style:font-weight-asian="normal" style:font-size-complex="12pt" style:font-weight-complex="normal"/>
    </style:style>
    <style:style style:name="P4" style:family="paragraph" style:parent-style-name="Standard">
      <style:text-properties fo:font-size="12pt" fo:font-weight="normal" officeooo:rsid="001315bf" officeooo:paragraph-rsid="00148cee" style:font-size-asian="10.5pt" style:font-weight-asian="normal" style:font-size-complex="12pt" style:font-weight-complex="normal"/>
    </style:style>
    <style:style style:name="P5" style:family="paragraph" style:parent-style-name="Standard">
      <style:text-properties fo:font-size="12pt" fo:font-weight="normal" officeooo:rsid="001315bf" officeooo:paragraph-rsid="001564a0" style:font-size-asian="10.5pt" style:font-weight-asian="normal" style:font-size-complex="12pt" style:font-weight-complex="normal"/>
    </style:style>
    <style:style style:name="P6" style:family="paragraph" style:parent-style-name="Standard">
      <style:text-properties fo:font-size="12pt" fo:font-weight="normal" officeooo:rsid="001315bf" officeooo:paragraph-rsid="0016f646" style:font-size-asian="10.5pt" style:font-weight-asian="normal" style:font-size-complex="12pt" style:font-weight-complex="normal"/>
    </style:style>
    <style:style style:name="P7" style:family="paragraph" style:parent-style-name="Standard">
      <style:text-properties fo:font-size="12pt" fo:font-weight="normal" officeooo:rsid="001564a0" officeooo:paragraph-rsid="001564a0" style:font-size-asian="10.5pt" style:font-weight-asian="normal" style:font-size-complex="12pt" style:font-weight-complex="normal"/>
    </style:style>
    <style:style style:name="P8" style:family="paragraph" style:parent-style-name="Standard">
      <style:text-properties fo:font-size="12pt" fo:font-weight="normal" officeooo:rsid="0016f646" officeooo:paragraph-rsid="0016f646" style:font-size-asian="10.5pt" style:font-weight-asian="normal" style:font-size-complex="12pt" style:font-weight-complex="normal"/>
    </style:style>
    <style:style style:name="P9" style:family="paragraph" style:parent-style-name="Standard">
      <style:text-properties fo:font-size="12pt" fo:font-weight="bold" officeooo:rsid="000f7133" officeooo:paragraph-rsid="000f7133" style:font-size-asian="10.5pt" style:font-weight-asian="bold" style:font-size-complex="12pt" style:font-weight-complex="bold"/>
    </style:style>
    <style:style style:name="T1" style:family="text">
      <style:text-properties fo:font-size="14pt" fo:font-weight="bold" officeooo:rsid="000f7133" style:font-size-asian="14pt" style:font-weight-asian="bold" style:font-size-complex="14pt" style:font-weight-complex="bold"/>
    </style:style>
    <style:style style:name="T2" style:family="text">
      <style:text-properties officeooo:rsid="0011489a"/>
    </style:style>
    <style:style style:name="T3" style:family="text">
      <style:text-properties officeooo:rsid="001315bf"/>
    </style:style>
    <style:style style:name="T4" style:family="text">
      <style:text-properties officeooo:rsid="00148cee"/>
    </style:style>
    <style:style style:name="T5" style:family="text">
      <style:text-properties officeooo:rsid="001564a0"/>
    </style:style>
    <style:style style:name="T6" style:family="text">
      <style:text-properties officeooo:rsid="0016f64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><text:tab/><text:tab/><text:tab/><text:tab/><text:span text:style-name="T1">Abstract Factory Pattern</text:span></text:p>
      <text:p text:style-name="Standard"><text:span text:style-name="T1"/></text:p>
      <text:p text:style-name="P1">Abstract pattern is a creational design pattern it provides interface for creating families of related or dependent object without specifying their concrete classes.</text:p>
      <text:p text:style-name="P1"/>
      <text:p text:style-name="P9">Difference between Abstract factory and factory pattern…?</text:p>
      <text:p text:style-name="P1"/>
      <text:p text:style-name="P1">The difference between abstract factory and factory pattern is usage of interfaces.</text:p>
      <text:p text:style-name="P1"/>
      <text:p text:style-name="P1">In the factory pattern we are creating an interface for all similar classes. But in abstract pattern creating an interface for same type of classes.</text:p>
      <text:p text:style-name="P1"/>
      <text:p text:style-name="P1">For example we create interface for all types of vehicles But in abstract factory pattern creat<text:span text:style-name="T2">e seperate</text:span> interface for <text:span text:style-name="T2">cars, aircrafts, trucks...etc.</text:span></text:p>
      <text:p text:style-name="P1"/>
      <text:p text:style-name="P2">It is more flexible than factory type. Do not need write so many if/else blocks as factory as much in this type.</text:p>
      <text:p text:style-name="P2"/>
      <text:p text:style-name="P2"/>
      <text:p text:style-name="P2"/>
      <text:p text:style-name="P2"><text:s/><text:span text:style-name="T3">#include &lt;iostream&gt;</text:span></text:p>
      <text:p text:style-name="P3">#include &lt;memory&gt;</text:p>
      <text:p text:style-name="P3"/>
      <text:p text:style-name="P3">using namespace std;</text:p>
      <text:p text:style-name="P3"/>
      <text:p text:style-name="P3">class Vehicle</text:p>
      <text:p text:style-name="P3">{</text:p>
      <text:p text:style-name="P3"><text:s text:c="5"/>public:</text:p>
      <text:p text:style-name="P3"><text:tab/>virtual void startEngine() = 0;</text:p>
      <text:p text:style-name="P3"><text:s text:c="12"/>virtual void getReady() =0;</text:p>
      <text:p text:style-name="P3">};</text:p>
      <text:p text:style-name="P3"><text:s/>class AirCraft : public Vehicle</text:p>
      <text:p text:style-name="P3">{</text:p>
      <text:p text:style-name="P3"><text:s text:c="4"/>public:</text:p>
      <text:p text:style-name="P3"><text:s text:c="9"/>void startEngine()</text:p>
      <text:p text:style-name="P3"><text:s text:c="10"/>{</text:p>
      <text:p text:style-name="P3"><text:s text:c="14"/>cout&lt;&lt;”airCraft startEngine”&lt;&lt;endl;</text:p>
      <text:p text:style-name="P3"><text:s text:c="10"/>}</text:p>
      <text:p text:style-name="P3"><text:s text:c="10"/>void getReady()</text:p>
      <text:p text:style-name="P3"><text:s text:c="10"/>{</text:p>
      <text:p text:style-name="P3"><text:s text:c="14"/>cout&lt;&lt;”airCraft getReady”&lt;&lt;endl;</text:p>
      <text:p text:style-name="P3"><text:s text:c="11"/>}</text:p>
      <text:p text:style-name="P3">};</text:p>
      <text:p text:style-name="P3"/>
      <text:p text:style-name="P3"/>
      <text:p text:style-name="P3"/>
      <text:p text:style-name="P3"><text:soft-page-break/></text:p>
      <text:p text:style-name="P3"/>
      <text:p text:style-name="P3">class Drone : public Vehicle</text:p>
      <text:p text:style-name="P3">{</text:p>
      <text:p text:style-name="P3"><text:s text:c="5"/>public:</text:p>
      <text:p text:style-name="P3"><text:s text:c="9"/>void startEngine()</text:p>
      <text:p text:style-name="P3"><text:s text:c="10"/>{</text:p>
      <text:p text:style-name="P3"><text:s text:c="14"/>cout&lt;&lt;”drone startEngine”&lt;&lt;endl;</text:p>
      <text:p text:style-name="P3"><text:s text:c="10"/>}</text:p>
      <text:p text:style-name="P3"><text:s text:c="10"/>void getReady()</text:p>
      <text:p text:style-name="P3"><text:s text:c="10"/>{</text:p>
      <text:p text:style-name="P3"><text:s text:c="14"/>cout&lt;&lt;”drone getReady”&lt;&lt;endl;</text:p>
      <text:p text:style-name="P3"><text:s text:c="11"/>}</text:p>
      <text:p text:style-name="P3">};</text:p>
      <text:p text:style-name="P3">class Car : public Vehicle</text:p>
      <text:p text:style-name="P3">{</text:p>
      <text:p text:style-name="P3"><text:s text:c="5"/>public:</text:p>
      <text:p text:style-name="P3"><text:s text:c="9"/>void startEngine()</text:p>
      <text:p text:style-name="P3"><text:s text:c="10"/>{</text:p>
      <text:p text:style-name="P3"><text:s text:c="14"/>cout&lt;&lt;”Car startEngine”&lt;&lt;endl;</text:p>
      <text:p text:style-name="P3"><text:s text:c="10"/>}</text:p>
      <text:p text:style-name="P3"><text:s text:c="10"/>void getReady()</text:p>
      <text:p text:style-name="P3"><text:s text:c="10"/>{</text:p>
      <text:p text:style-name="P3"><text:s text:c="14"/>cout&lt;&lt;”car getReady”&lt;&lt;endl;</text:p>
      <text:p text:style-name="P3"><text:s text:c="11"/>}</text:p>
      <text:p text:style-name="P3">};</text:p>
      <text:p text:style-name="P3">class Truck : public Vehicle</text:p>
      <text:p text:style-name="P3">{</text:p>
      <text:p text:style-name="P3"><text:s text:c="5"/>public:</text:p>
      <text:p text:style-name="P3"><text:s text:c="9"/>void startEngine()</text:p>
      <text:p text:style-name="P3"><text:s text:c="10"/>{</text:p>
      <text:p text:style-name="P3"><text:s text:c="14"/>cout&lt;&lt;”Car startEngine”&lt;&lt;endl;</text:p>
      <text:p text:style-name="P3"><text:s text:c="10"/>}</text:p>
      <text:p text:style-name="P3"><text:s text:c="10"/>void getReady()</text:p>
      <text:p text:style-name="P3"><text:s text:c="10"/>{</text:p>
      <text:p text:style-name="P3"><text:s text:c="14"/>cout&lt;&lt;”car getReady”&lt;&lt;endl;</text:p>
      <text:p text:style-name="P3"><text:s text:c="11"/>}</text:p>
      <text:p text:style-name="P3">};</text:p>
      <text:p text:style-name="P3"/>
      <text:p text:style-name="P3">class Factory</text:p>
      <text:p text:style-name="P3">{</text:p>
      <text:p text:style-name="P3"><text:s text:c="9"/>public:</text:p>
      <text:p text:style-name="P3"><text:s text:c="14"/>virtual unique_ptr&lt;Vehicle&gt;createSmallVehicle()=0;</text:p>
      <text:p text:style-name="P3"><text:s text:c="15"/>virtual unique_ptr&lt;Vehicle&gt;createBigVehicle()=0;</text:p>
      <text:p text:style-name="P3">};</text:p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>class FlyingTypeVehicle : public Factory</text:p>
      <text:p text:style-name="P3">{</text:p>
      <text:p text:style-name="P3"><text:s text:c="7"/>public:</text:p>
      <text:p text:style-name="P4"><text:s text:c="12"/><text:span text:style-name="T4">unique_ptr&lt;Vehicle&gt;createSmallVehicle()</text:span></text:p>
      <text:p text:style-name="P4"><text:s text:c="12"/><text:span text:style-name="T4">{</text:span></text:p>
      <text:p text:style-name="P5"><text:s text:c="18"/><text:span text:style-name="T4">return std::make_unique&lt; </text:span>Drone<text:span text:style-name="T5">&gt;();</text:span></text:p>
      <text:p text:style-name="P5"><text:s text:c="12"/><text:span text:style-name="T5">}</text:span></text:p>
      <text:p text:style-name="P5"/>
      <text:p text:style-name="P5"><text:tab/><text:span text:style-name="T5">unique_ptr&lt;Vehicle&gt;</text:span>createBigVehicle<text:span text:style-name="T5">()</text:span></text:p>
      <text:p text:style-name="P5"><text:s text:c="12"/><text:span text:style-name="T5">{</text:span></text:p>
      <text:p text:style-name="P5"><text:s text:c="17"/><text:span text:style-name="T5">return std::make_unique&lt; </text:span>AirCraft<text:span text:style-name="T5">&gt;();</text:span></text:p>
      <text:p text:style-name="P5"><text:s text:c="12"/><text:span text:style-name="T5">}</text:span></text:p>
      <text:p text:style-name="P7">};</text:p>
      <text:p text:style-name="P7">class GroundTypeVehicle : public Factory</text:p>
      <text:p text:style-name="P7">{</text:p>
      <text:p text:style-name="P7"><text:s text:c="8"/>public:</text:p>
      <text:p text:style-name="P7"><text:s text:c="13"/><text:span text:style-name="T4">unique_ptr&lt;Vehicle&gt;createSmallVehicle()</text:span></text:p>
      <text:p text:style-name="P5"><text:s text:c="12"/><text:span text:style-name="T4">{</text:span></text:p>
      <text:p text:style-name="P5"><text:s text:c="18"/><text:span text:style-name="T4">return std::make_unique&lt; Car&gt;();</text:span></text:p>
      <text:p text:style-name="P5"><text:s text:c="12"/><text:span text:style-name="T5">}</text:span></text:p>
      <text:p text:style-name="P5"><text:s text:c="13"/><text:span text:style-name="T5">unique_ptr&lt;Vehicle&gt;</text:span>createBigVehicle<text:span text:style-name="T5">()</text:span></text:p>
      <text:p text:style-name="P5"><text:s text:c="12"/><text:span text:style-name="T5">{</text:span></text:p>
      <text:p text:style-name="P5"><text:s text:c="17"/><text:span text:style-name="T5">return std::make_unique&lt; Truck&gt;();</text:span></text:p>
      <text:p text:style-name="P5"><text:s text:c="12"/><text:span text:style-name="T5">}</text:span></text:p>
      <text:p text:style-name="P7">};</text:p>
      <text:p text:style-name="P7"/>
      <text:p text:style-name="P7">int main() {</text:p>
      <text:p text:style-name="P7"><text:s text:c="3"/>unique_ptr&lt;Factory&gt; m_factory = make_unique&lt; <text:span text:style-name="T3">FlyingTypeVehicle</text:span>&gt;();</text:p>
      <text:p text:style-name="P7"><text:s text:c="6"/>m_factory-&gt; <text:span text:style-name="T4">createSmallVehicle</text:span>()-&gt; <text:span text:style-name="T3">startEngine</text:span>();</text:p>
      <text:p text:style-name="P7"><text:s text:c="6"/>m_factory-&gt; <text:s/><text:span text:style-name="T3">createBigVehicle</text:span>()-&gt; <text:span text:style-name="T3">getReady</text:span>();</text:p>
      <text:p text:style-name="P7"/>
      <text:p text:style-name="P7">unique_ptr&lt;Factory&gt; g_factory = make_unique&lt; GroundTypeVehicle&gt;();</text:p>
      <text:p text:style-name="P6"><text:s text:c="5"/><text:span text:style-name="T5"><text:s text:c="2"/>g_factory-&gt; createSmallVehicle()-&gt; </text:span>startEngine<text:span text:style-name="T5">();</text:span></text:p>
      <text:p text:style-name="P6"><text:span text:style-name="T5"><text:s text:c="6"/>g_factory-&gt; <text:s/></text:span>createBigVehicle<text:span text:style-name="T5">()-&gt; </text:span>getReady<text:span text:style-name="T5">();</text:span> <text:s/></text:p>
      <text:p text:style-name="P6"/>
      <text:p text:style-name="P6"><text:span text:style-name="T6">return 0;</text:span></text:p>
      <text:p text:style-name="P6"/>
      <text:p text:style-name="P6"><text:span text:style-name="T6">}</text:span> </text:p>
      <text:p text:style-name="P7"/>
      <text:p text:style-name="P8">source links: <text:s/><text:a xlink:type="simple" xlink:href="https://thecodeprogram.com/explanation-of-abstract-factory-design-pattern-in-c--" text:style-name="Internet_20_link" text:visited-style-name="Visited_20_Internet_20_Link">https://thecodeprogram.com/explanation-of-abstract-factory-design-pattern-in-c--</text:a></text:p>
      <text:p text:style-name="P8"><text:a xlink:type="simple" xlink:href="https://cengizhanvarli.medium.com/factory-and-abstract-factor-design-pattern-for-c-c3552a3fa828" text:style-name="Internet_20_link" text:visited-style-name="Visited_20_Internet_20_Link">https://cengizhanvarli.medium.com/factory-and-abstract-factor-design-pattern-for-c-c3552a3fa828</text:a></text:p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1-25T11:33:34.052419811</meta:creation-date>
    <dc:date>2024-01-25T12:41:15.523786431</dc:date>
    <meta:editing-duration>PT5M27S</meta:editing-duration>
    <meta:editing-cycles>1</meta:editing-cycles>
    <meta:document-statistic meta:table-count="0" meta:image-count="0" meta:object-count="0" meta:page-count="3" meta:paragraph-count="105" meta:word-count="296" meta:character-count="3153" meta:non-whitespace-character-count="2275"/>
    <meta:generator>LibreOffice/6.0.7.3$Linux_X86_64 LibreOffice_project/00m0$Build-3</meta:generator>
  </office:meta>
</office:document-meta>
</file>